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mfortaa Light3" svg:font-family="'Comfortaa Light'"/>
    <style:font-face style:name="Comfortaa Light2" svg:font-family="'Comfortaa Light'" style:font-adornments="Light"/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004586" draw:marker-start-width="0cm" draw:marker-end-width="0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4586" draw:marker-start-width="0cm" draw:marker-end-width="0cm" draw:textarea-horizontal-align="justify" draw:textarea-vertical-align="middle" draw:auto-grow-height="false" fo:min-height="0.11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39cm" fo:padding-top="0.125cm" fo:padding-bottom="0.125cm" fo:padding-left="0.25cm" fo:padding-right="0.2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Comfortaa Light1" fo:font-size="10pt" fo:font-style="normal" fo:font-weight="250"/>
    </style:style>
    <style:style style:name="P2" style:family="paragraph">
      <style:paragraph-properties fo:text-align="center"/>
      <style:text-properties style:font-name="Comfortaa Light1" fo:font-size="10pt" fo:font-style="normal" fo:font-weight="250"/>
    </style:style>
    <style:style style:name="P3" style:family="paragraph">
      <loext:graphic-properties draw:fill="none" draw:fill-color="#ffffff"/>
      <style:paragraph-properties style:writing-mode="lr-tb"/>
      <style:text-properties style:font-name="Comfortaa Light1" fo:font-size="10pt" fo:font-style="normal" fo:font-weight="250"/>
    </style:style>
    <style:style style:name="T1" style:family="text">
      <style:text-properties style:font-name="Comfortaa Light1" fo:font-size="10pt" fo:font-style="normal" fo:font-weight="2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19cm" svg:y1="7.11cm" svg:x2="28.519cm" svg:y2="7.11cm">
          <text:p/>
        </draw:line>
        <draw:custom-shape draw:style-name="gr2" draw:text-style-name="P2" draw:layer="layout" svg:width="0.508cm" svg:height="0.508cm" svg:x="4.865cm" svg:y="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8.233cm" svg:y="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64cm" svg:x="4.556cm" svg:y="7.577cm">
          <draw:text-box>
            <text:p><text:span text:style-name="T1">1700</text:span></text:p>
          </draw:text-box>
        </draw:frame>
        <draw:frame draw:style-name="gr3" draw:text-style-name="P3" draw:layer="layout" svg:width="1.27cm" svg:height="0.64cm" svg:x="20.431cm" svg:y="5.953cm">
          <draw:text-box>
            <text:p><text:span text:style-name="T1">1800</text:span></text:p>
          </draw:text-box>
        </draw:frame>
        <draw:custom-shape draw:style-name="gr2" draw:text-style-name="P2" draw:layer="layout" svg:width="0.508cm" svg:height="0.508cm" svg:x="12.774cm" svg:y="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64cm" svg:x="12.43cm" svg:y="7.599cm">
          <draw:text-box>
            <text:p><text:span text:style-name="T1">1750</text:span></text:p>
          </draw:text-box>
        </draw:frame>
        <draw:custom-shape draw:style-name="gr2" draw:text-style-name="P2" draw:layer="layout" svg:width="0.508cm" svg:height="0.508cm" svg:x="20.818cm" svg:y="6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64cm" svg:x="27.797cm" svg:y="5.953cm">
          <draw:text-box>
            <text:p><text:span text:style-name="T1">1850</text:span></text:p>
          </draw:text-box>
        </draw:frame>
        <draw:custom-shape draw:style-name="gr2" draw:text-style-name="P2" draw:layer="layout" svg:width="0.508cm" svg:height="0.508cm" svg:x="16.975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7cm" svg:height="0.64cm" svg:x="16.621cm" svg:y="7.599cm">
          <draw:text-box>
            <text:p><text:span text:style-name="T1">177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mfortaa Light3" svg:font-family="'Comfortaa Light'"/>
    <style:font-face style:name="Comfortaa Light2" svg:font-family="'Comfortaa Light'" style:font-adornments="Light"/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6T18:23:38.025273765</meta:creation-date>
    <dc:date>2021-01-27T21:33:56.882164084</dc:date>
    <meta:editing-duration>PT3H14M19S</meta:editing-duration>
    <meta:editing-cycles>10</meta:editing-cycles>
    <meta:generator>LibreOffice/7.0.4.2$Linux_X86_64 LibreOffice_project/00$Build-2</meta:generator>
    <meta:document-statistic meta:object-count="11"/>
  </office:meta>
</office:document-meta>
</file>